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örsöka undvika id vid css, använd class så långt det går.</text:p>
      <text:p text:style-name="Standard"/>
      <text:p text:style-name="Standard">Id är bra för javascript..</text:p>
      <text:p text:style-name="Standard"/>
      <text:p text:style-name="Standard">Javascript</text:p>
      <text:p text:style-name="Standard"/>
      <text:p text:style-name="Standard">varje browser har en window</text:p>
      <text:list xml:id="list7239076674949699115" text:style-name="L1">
        <text:list-item>
          <text:p text:style-name="P1">location (var man är)</text:p>
        </text:list-item>
        <text:list-item>
          <text:p text:style-name="P1">useragent ()</text:p>
        </text:list-item>
      </text:list>
      <text:p text:style-name="Standard"/>
      <text:p text:style-name="Standard">varje windows har ett document</text:p>
      <text:p text:style-name="Standard">¨</text:p>
      <text:list xml:id="list5266590222377940667" text:style-name="L2">
        <text:list-item>
          <text:p text:style-name="P2">innehåller all data för DOM</text:p>
        </text:list-item>
      </text:list>
      <text:p text:style-name="Standard"/>
      <text:p text:style-name="Standard">Man vill att html och css ska laddas före scripten, script laddas sist pga av att det akn vara stora script filer.</text:p>
      <text:p text:style-name="Standard"/>
      <text:p text:style-name="Standard">Console.log(); kollar vad variabel är och skriver ut allt ex. I en lis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klas Johansson</meta:initial-creator>
    <meta:creation-date>2017-06-20T13:05:25.94</meta:creation-date>
    <meta:generator>OpenOffice/4.1.3$Win32 OpenOffice.org_project/413m1$Build-9783</meta:generator>
    <dc:date>2017-06-21T09:18:14.47</dc:date>
    <dc:creator>Niklas Johansson</dc:creator>
    <meta:editing-duration>PT2H10M3S</meta:editing-duration>
    <meta:editing-cycles>5</meta:editing-cycles>
    <meta:document-statistic meta:table-count="0" meta:image-count="0" meta:object-count="0" meta:page-count="1" meta:paragraph-count="11" meta:word-count="77" meta:character-count="401"/>
  </office:meta>
</office:document-meta>
</file>